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eed07" officeooo:paragraph-rsid="001eed07"/>
    </style:style>
    <style:style style:name="P5" style:family="paragraph" style:parent-style-name="Standard">
      <style:text-properties officeooo:rsid="00212040" officeooo:paragraph-rsid="00212040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eed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07094267" text:style-name="Outline">
        <text:list-item>
          <text:h text:style-name="P4" text:outline-level="1">Card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<text:tab/><text:a xlink:type="simple" xlink:href="https://material.io/design/components/cards.html#" text:style-name="Internet_20_link" text:visited-style-name="Visited_20_Internet_20_Link"><text:span text:style-name="T4">Se ve buen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5">purple y te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10-22T16:11:03.091000000</meta:creation-date>
    <meta:editing-duration>PT41M7S</meta:editing-duration>
    <meta:generator>LibreOffice/6.1.0.3$Windows_X86_64 LibreOffice_project/efb621ed25068d70781dc026f7e9c5187a4decd1</meta:generator>
    <dc:date>2018-10-22T21:23:27.752000000</dc:date>
    <meta:document-statistic meta:table-count="0" meta:image-count="0" meta:object-count="0" meta:page-count="2" meta:paragraph-count="10" meta:word-count="22" meta:character-count="148" meta:non-whitespace-character-count="1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